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644c47" officeooo:paragraph-rsid="001afc6a"/>
    </style:style>
    <style:style style:name="P2" style:family="paragraph" style:parent-style-name="Standard">
      <style:text-properties officeooo:rsid="001afc6a" officeooo:paragraph-rsid="001e042a"/>
    </style:style>
    <style:style style:name="P3" style:family="paragraph" style:parent-style-name="Standard">
      <style:text-properties officeooo:rsid="001edf20" officeooo:paragraph-rsid="001ed120"/>
    </style:style>
    <style:style style:name="P4" style:family="paragraph" style:parent-style-name="Standard">
      <style:text-properties officeooo:rsid="001edf20" officeooo:paragraph-rsid="00224d36"/>
    </style:style>
    <style:style style:name="P5" style:family="paragraph" style:parent-style-name="Standard">
      <style:text-properties officeooo:rsid="001edf20" officeooo:paragraph-rsid="0022cdd8"/>
    </style:style>
    <style:style style:name="P6" style:family="paragraph" style:parent-style-name="Standard">
      <style:text-properties officeooo:rsid="001edf20" officeooo:paragraph-rsid="00259b49"/>
    </style:style>
    <style:style style:name="P7" style:family="paragraph" style:parent-style-name="Standard">
      <style:text-properties officeooo:rsid="001edf20" officeooo:paragraph-rsid="00274d5c"/>
    </style:style>
    <style:style style:name="P8" style:family="paragraph" style:parent-style-name="Standard">
      <style:text-properties officeooo:rsid="001edf20" officeooo:paragraph-rsid="00284e31"/>
    </style:style>
    <style:style style:name="P9" style:family="paragraph" style:parent-style-name="Standard">
      <style:text-properties style:font-name="Arial" fo:font-size="12pt" officeooo:rsid="001afc6a" officeooo:paragraph-rsid="001afc6a" style:font-size-asian="12pt" style:font-size-complex="12pt"/>
    </style:style>
    <style:style style:name="P10" style:family="paragraph" style:parent-style-name="Standard">
      <style:text-properties style:font-name="Arial" fo:font-size="12pt" officeooo:rsid="00224d36" officeooo:paragraph-rsid="00224d36" style:font-size-asian="12pt" style:font-size-complex="12pt"/>
    </style:style>
    <style:style style:name="P11" style:family="paragraph" style:parent-style-name="Standard">
      <style:text-properties style:font-name="Arial" fo:font-size="12pt" officeooo:rsid="001edf20" officeooo:paragraph-rsid="001afc6a" fo:background-color="transparent" style:font-size-asian="12pt" style:font-size-complex="12pt"/>
    </style:style>
    <style:style style:name="P12" style:family="paragraph" style:parent-style-name="Standard">
      <style:text-properties style:font-name="Arial" fo:font-size="12pt" fo:font-weight="bold" officeooo:rsid="001afc6a" officeooo:paragraph-rsid="001afc6a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officeooo:rsid="001edf20" officeooo:paragraph-rsid="001afc6a"/>
    </style:style>
    <style:style style:name="P14" style:family="paragraph" style:parent-style-name="Preformatted_20_Text">
      <style:text-properties officeooo:rsid="001edf20" officeooo:paragraph-rsid="001cd65b"/>
    </style:style>
    <style:style style:name="P15" style:family="paragraph" style:parent-style-name="Preformatted_20_Text">
      <style:text-properties officeooo:rsid="001edf20" officeooo:paragraph-rsid="00224d36"/>
    </style:style>
    <style:style style:name="P16" style:family="paragraph" style:parent-style-name="Preformatted_20_Text">
      <style:text-properties officeooo:rsid="001edf20" officeooo:paragraph-rsid="0022cdd8"/>
    </style:style>
    <style:style style:name="P17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ial" officeooo:rsid="00817e20" officeooo:paragraph-rsid="0022cdd8" fo:background-color="transparent"/>
    </style:style>
    <style:style style:name="P18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817e20" officeooo:paragraph-rsid="0022cdd8" fo:background-color="transparent"/>
    </style:style>
    <style:style style:name="P19" style:family="paragraph" style:parent-style-name="Standard">
      <style:text-properties officeooo:rsid="001edf20" officeooo:paragraph-rsid="00274d5c"/>
    </style:style>
    <style:style style:name="P20" style:family="paragraph" style:parent-style-name="Standard">
      <style:text-properties officeooo:rsid="001edf20" officeooo:paragraph-rsid="002bb201"/>
    </style:style>
    <style:style style:name="P21" style:family="paragraph" style:parent-style-name="Standard">
      <style:text-properties officeooo:rsid="001edf20" officeooo:paragraph-rsid="0022cdd8"/>
    </style:style>
    <style:style style:name="P22" style:family="paragraph" style:parent-style-name="Standard">
      <style:text-properties officeooo:rsid="001edf20" officeooo:paragraph-rsid="002d23b9"/>
    </style:style>
    <style:style style:name="T1" style:family="text">
      <style:text-properties fo:font-style="normal" fo:font-weight="normal" officeooo:rsid="001ed120" style:font-style-asian="normal" style:font-weight-asian="normal" style:font-style-complex="normal" style:font-weight-complex="norm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1afc6a" style:font-size-asian="12pt" style:font-size-complex="12pt"/>
    </style:style>
    <style:style style:name="T4" style:family="text">
      <style:text-properties style:font-name="Arial" fo:font-size="12pt" officeooo:rsid="001cd65b" style:font-size-asian="12pt" style:font-size-complex="12pt"/>
    </style:style>
    <style:style style:name="T5" style:family="text">
      <style:text-properties style:font-name="Arial" fo:font-size="12pt" officeooo:rsid="00224d36" style:font-size-asian="12pt" style:font-size-complex="12pt"/>
    </style:style>
    <style:style style:name="T6" style:family="text">
      <style:text-properties style:font-name="Arial" fo:font-size="12pt" officeooo:rsid="0022cdd8" style:font-size-asian="12pt" style:font-size-complex="12pt"/>
    </style:style>
    <style:style style:name="T7" style:family="text">
      <style:text-properties style:font-name="Arial" fo:font-size="12pt" fo:font-style="normal" fo:font-weight="normal" officeooo:rsid="001ed12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224d36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background-color="transparent" loext:char-shading-value="0" style:font-size-asian="12pt" style:font-size-complex="12pt"/>
    </style:style>
    <style:style style:name="T10" style:family="text">
      <style:text-properties style:font-name="Arial" fo:font-size="12pt" officeooo:rsid="001afc6a" fo:background-color="transparent" loext:char-shading-value="0" style:font-size-asian="12pt" style:font-size-complex="12pt"/>
    </style:style>
    <style:style style:name="T11" style:family="text">
      <style:text-properties style:font-name="Arial" fo:font-size="12pt" fo:font-weight="bold" officeooo:rsid="001afc6a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1cd65b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22cdd8" style:font-size-asian="12pt" style:font-weight-asian="bold" style:font-size-complex="12pt" style:font-weight-complex="bold"/>
    </style:style>
    <style:style style:name="T14" style:family="text">
      <style:text-properties fo:color="#0000ff" style:font-name="Arial" fo:font-size="12pt" fo:font-style="normal" fo:font-weight="normal" officeooo:rsid="00224d36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Arial" fo:font-size="12pt" fo:font-style="normal" fo:font-weight="normal" officeooo:rsid="00224d36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Arial" fo:font-size="12pt" fo:font-style="normal" fo:font-weight="normal" officeooo:rsid="0022cdd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Arial" fo:font-size="12pt" fo:font-style="normal" fo:font-weight="normal" officeooo:rsid="00829d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Arial" fo:font-size="12pt" fo:font-style="normal" fo:font-weight="normal" officeooo:rsid="00259b49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Arial" fo:font-size="12pt" fo:font-style="normal" fo:font-weight="normal" officeooo:rsid="00274d5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Arial" fo:font-size="12pt" fo:font-style="normal" fo:font-weight="normal" officeooo:rsid="00284e3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Arial" fo:font-size="12pt" fo:font-style="normal" fo:font-weight="normal" officeooo:rsid="002bb20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font-name="Arial" fo:font-size="12pt" fo:font-style="normal" fo:font-weight="bold" officeooo:rsid="00224d36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000000" style:font-name="Arial" fo:font-size="12pt" fo:font-style="normal" fo:font-weight="bold" officeooo:rsid="002d23b9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color="#000000" style:font-name="Arial" fo:font-size="12pt" fo:font-style="normal" fo:font-weight="bold" officeooo:rsid="00259b49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color="#000000" style:font-name="Arial" fo:font-size="12pt" fo:font-style="normal" officeooo:rsid="00259b49" style:font-size-asian="12pt" style:font-style-asian="normal" style:font-size-complex="12pt" style:font-style-complex="normal"/>
    </style:style>
    <style:style style:name="T27" style:family="text">
      <style:text-properties officeooo:rsid="0022cd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RAPL – measuring tool</text:p>
      <text:p text:style-name="P1"><text:a xlink:type="simple" xlink:href="https://github.com/kliu20/jRAPL/" text:style-name="Internet_20_link" text:visited-style-name="Visited_20_Internet_20_Link"><text:span text:style-name="T2">https://github.com/kliu20/jRAPL/</text:span></text:a></text:p>
      <text:p text:style-name="P9">You will need two exactly same folders jRAPL and jRAPL_13</text:p>
      <text:p text:style-name="P9"/>
      <text:p text:style-name="P9">Follow the instructions in README.md file to build it. Make sure you use gcc.6 to compile everything.</text:p>
      <text:p text:style-name="P10">In order to switch on the msrs, run:</text:p>
      <text:p text:style-name="P11"><text:tab/>sudo cp libCPUScaler.so /usr/lib/</text:p>
      <text:p text:style-name="P13"><text:span text:style-name="Source_20_Text"><text:span text:style-name="T9"><text:tab/>sudo modprobe msr</text:span></text:span></text:p>
      <text:p text:style-name="P13"><text:span text:style-name="Source_20_Text"><text:span text:style-name="T10"/></text:span></text:p>
      <text:p text:style-name="P15"><text:span text:style-name="Source_20_Text"><text:span text:style-name="T5">JRAPL</text:span></text:span></text:p>
      <text:p text:style-name="P13"><text:span text:style-name="Source_20_Text"><text:span text:style-name="T3">install java16-hotspot from Oracle website (in the archive)</text:span></text:span></text:p>
      <text:p text:style-name="P13"><text:span text:style-name="Source_20_Text"><text:span text:style-name="T3"><text:tab/></text:span></text:span><text:span text:style-name="Source_20_Text"><text:span text:style-name="T5">cd jRAPL</text:span></text:span></text:p>
      <text:p text:style-name="P13"><text:span text:style-name="Source_20_Text"><text:span text:style-name="T3"><text:tab/>javac16 EnergyCheckUtils.java</text:span></text:span></text:p>
      <text:p text:style-name="P13"><text:span text:style-name="Source_20_Text"><text:span text:style-name="T3"><text:tab/>java16 EnergyCheckUtils (to check that you access all the necessary msrs)</text:span></text:span></text:p>
      <text:p text:style-name="P13"><text:span text:style-name="Source_20_Text"><text:span text:style-name="T3">jRAPL_13</text:span></text:span></text:p>
      <text:p text:style-name="P13"><text:span text:style-name="Source_20_Text"><text:span text:style-name="T3">install java13 from Oracle website (in the archive)</text:span></text:span></text:p>
      <text:p text:style-name="P13"><text:span text:style-name="Source_20_Text"><text:span text:style-name="T3"><text:tab/></text:span></text:span><text:span text:style-name="Source_20_Text"><text:span text:style-name="T5">cd jRAPL_java13</text:span></text:span></text:p>
      <text:p text:style-name="P13"><text:span text:style-name="Source_20_Text"><text:span text:style-name="T3"><text:tab/>javac13 EnergyCheckUtils.java</text:span></text:span></text:p>
      <text:p text:style-name="P13"><text:span text:style-name="Source_20_Text"><text:span text:style-name="T3"><text:tab/>java13 EnergyCheckUtils</text:span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4"><text:span text:style-name="Source_20_Text"><text:span text:style-name="T11">Da</text:span></text:span><text:span text:style-name="Source_20_Text"><text:span text:style-name="T13">C</text:span></text:span><text:span text:style-name="Source_20_Text"><text:span text:style-name="T11">apo_jar – benchmark </text:span></text:span></text:p>
      <text:p text:style-name="P14"><text:a xlink:type="simple" xlink:href="https://github.com/dacapobench/dacapobench" text:style-name="Internet_20_link" text:visited-style-name="Visited_20_Internet_20_Link"><text:span text:style-name="Source_20_Text"><text:span text:style-name="T3">https://github.com/dacapobench/dacapobench</text:span></text:span></text:a></text:p>
      <text:p text:style-name="P14"><text:span text:style-name="Source_20_Text"><text:span text:style-name="T4">I will send you MyCallBack.java and MyCallBack_java13.java (in the archive). They are the same, just compiled with different java versions. They should be inside the harness folder. </text:span></text:span></text:p>
      <text:p text:style-name="P14"><text:span text:style-name="Source_20_Text"><text:span text:style-name="T2"/></text:span></text:p>
      <text:p text:style-name="P16"><text:span text:style-name="Source_20_Text"><text:span text:style-name="T13">DaCapo_new(2021)</text:span></text:span></text:p>
      <text:p text:style-name="P16"><text:a xlink:type="simple" xlink:href="https://sourceforge.net/projects/dacapobench/files/evaluation/" text:style-name="Internet_20_link" text:visited-style-name="Visited_20_Internet_20_Link"><text:span text:style-name="Source_20_Text"><text:span text:style-name="T6">https://sourceforge.net/projects/dacapobench/files/evaluation/</text:span></text:span></text:a></text:p>
      <text:p text:style-name="P16"><text:span text:style-name="Source_20_Text"><text:span text:style-name="T6"/></text:span></text:p>
      <text:p text:style-name="P5"><text:span text:style-name="Emphasis"><text:span text:style-name="T23">HazelCast</text:span></text:span></text:p>
      <text:p text:style-name="P22"><text:span text:style-name="Emphasis"><text:span text:style-name="T24">use java16</text:span></text:span></text:p>
      <text:p text:style-name="P5"><text:a xlink:type="simple" xlink:href="https://www.dropbox.com/sh/ub3n76mpbcl4aa5/AAAsqJoiBRLbIN9ctZMcBqWha?preview=jet.zip" text:style-name="Internet_20_link" text:visited-style-name="Visited_20_Internet_20_Link"><text:span text:style-name="Emphasis">https://www.dropbox.com/sh/ub3n76mpbcl4aa5/AAAsqJoiBRLbIN9ctZMcBqWha?preview=jet.zip</text:span></text:a><text:a xlink:type="simple" xlink:href="https://www.dropbox.com/sh/ub3n76mpbcl4aa5/AAAsqJoiBRLbIN9ctZMcBqWha?preview=jet.zip#" text:style-name="Internet_20_link" text:visited-style-name="Visited_20_Internet_20_Link"><text:span text:style-name="Emphasis">#</text:span></text:a></text:p>
      <text:p text:style-name="P5"><text:span text:style-name="Emphasis"><text:span text:style-name="T17">To add energy measuremenets, we need to add dependencies inside pom.xml</text:span></text:span></text:p>
      <text:p text:style-name="P5"><text:span text:style-name="Emphasis"><text:span text:style-name="T17"><text:s text:c="8"/>&lt;dependency&gt;</text:span></text:span></text:p>
      <text:p text:style-name="P5"><text:span text:style-name="Emphasis"><text:span text:style-name="T17"><text:s text:c="12"/>&lt;groupId&gt;energyGroup&lt;/groupId&gt;</text:span></text:span></text:p>
      <text:p text:style-name="P5"><text:span text:style-name="Emphasis"><text:span text:style-name="T17"><text:s text:c="12"/>&lt;artifactId&gt;energyClass&lt;/artifactId&gt;</text:span></text:span></text:p>
      <text:p text:style-name="P5"><text:span text:style-name="Emphasis"><text:span text:style-name="T17"><text:s text:c="12"/>&lt;version&gt;1.0.0&lt;/version&gt;</text:span></text:span></text:p>
      <text:p text:style-name="P5"><text:span text:style-name="Emphasis"><text:span text:style-name="T17"><text:s text:c="12"/>&lt;scope&gt;system&lt;/scope&gt;</text:span></text:span></text:p>
      <text:p text:style-name="P5"><text:span text:style-name="Emphasis"><text:span text:style-name="T17"><text:s text:c="12"/>&lt;systemPath&gt;Your_path_to_Energy.jar&lt;/systemPath&gt;</text:span></text:span></text:p>
      <text:p text:style-name="P5"><text:span text:style-name="Emphasis"><text:span text:style-name="T17"><text:s text:c="8"/>&lt;/dependency&gt;</text:span></text:span></text:p>
      <text:p text:style-name="P5"><text:span text:style-name="Emphasis"><text:span text:style-name="T17">To create Energy.jar: </text:span></text:span></text:p>
      <text:p text:style-name="P5"><text:span text:style-name="Emphasis"><text:span text:style-name="T17"><text:tab/>cp jRAPL to jRAPL_jar</text:span></text:span></text:p>
      <text:p text:style-name="P5"><text:span text:style-name="Emphasis"><text:span text:style-name="T17"><text:tab/>cd jRAPL_jar</text:span></text:span></text:p>
      <text:p text:style-name="P5"><text:span text:style-name="Emphasis"><text:span text:style-name="T17"><text:tab/>#add package energy; to the EnergyCheckUtils.java</text:span></text:span></text:p>
      <text:p text:style-name="P17"><text:tab/>mkdir build</text:p>
      <text:p text:style-name="P17"><text:tab/>javac -d build EnergyCheckUtils.java</text:p>
      <text:p text:style-name="P17"><text:tab/>cd build </text:p>
      <text:p text:style-name="P17"><text:tab/>jar -cf Energy.jar *</text:p>
      <text:p text:style-name="P17"><text:tab/><text:span text:style-name="T27">#to see if it runs, use the following command:</text:span></text:p>
      <text:p text:style-name="P18"><text:span text:style-name="Emphasis"><text:span text:style-name="T18"><text:s/><text:tab/></text:span></text:span><text:span text:style-name="Emphasis"><text:span text:style-name="T15">java -cp Energy.jar energy.EnergyCheckUtils</text:span></text:span></text:p>
      <text:p text:style-name="P5"><text:soft-page-break/><text:span text:style-name="Emphasis"><text:span text:style-name="T16"/></text:span></text:p>
      <text:p text:style-name="P14"><text:span text:style-name="Source_20_Text"><text:span text:style-name="T12">benchmark_run</text:span></text:span></text:p>
      <text:p text:style-name="P4"><text:span text:style-name="Emphasis"><text:span text:style-name="T8">git clone </text:span></text:span><text:a xlink:type="simple" xlink:href="https://github.com/ShimchenkoMarina/benchmark_run.git" text:style-name="Internet_20_link" text:visited-style-name="Visited_20_Internet_20_Link"><text:span text:style-name="Emphasis"><text:span text:style-name="T8">https://github.com/ShimchenkoMarina/benchmark_run.git</text:span></text:span></text:a><text:span text:style-name="Emphasis"><text:span text:style-name="T8"> </text:span></text:span></text:p>
      <text:p text:style-name="P3"><text:span text:style-name="Emphasis"><text:span text:style-name="T7">This is the folder to run the experiments from. </text:span></text:span></text:p>
      <text:p text:style-name="P3"><text:span text:style-name="Emphasis"><text:span text:style-name="T7">README file explains how to run everything. </text:span></text:span></text:p>
      <text:p text:style-name="P4"><text:span text:style-name="Emphasis"><text:span text:style-name="T7">Please be aware that you need to change paths to all the previous files inside collect_data.py.</text:span></text:span></text:p>
      <text:p text:style-name="P4"><text:span text:style-name="Emphasis"><text:span text:style-name="T8">I also added Albert’s m1 configuration, which is java 15</text:span></text:span></text:p>
      <text:p text:style-name="P4"><text:a xlink:type="simple" xlink:href="https://github.com/albertnetymk/openjdk-m1" text:style-name="Internet_20_link" text:visited-style-name="Visited_20_Internet_20_Link"><text:span text:style-name="Emphasis">https://github.com/albertnetymk/openjdk-m1</text:span></text:a><text:span text:style-name="Emphasis"><text:span text:style-name="T14"> </text:span></text:span><text:span text:style-name="Emphasis"><text:span text:style-name="T16">(private repository)</text:span></text:span></text:p>
      <text:p text:style-name="P4"><text:span text:style-name="Emphasis"><text:span text:style-name="T16"/></text:span></text:p>
      <text:p text:style-name="P6"><text:span text:style-name="Emphasis"><text:span text:style-name="T25">likwid</text:span></text:span></text:p>
      <text:p text:style-name="P6"><text:span text:style-name="Emphasis"><text:span text:style-name="T25">likwid java api</text:span></text:span></text:p>
      <text:p text:style-name="P6"><text:span text:style-name="Emphasis"><text:span text:style-name="T19">use java 1.8</text:span></text:span></text:p>
      <text:p text:style-name="P20"><text:span text:style-name="Emphasis"><text:span text:style-name="T19">eddit file /home/mshimche/.mavenrc →</text:span></text:span><text:span text:style-name="Emphasis"><text:span text:style-name="T22"> export JAVA_HOME=/usr/lib/jvm/java-1.8.0-openjdk-1.8.0.302.b08-0.el8_4.x86_64/jre/</text:span></text:span></text:p>
      <text:p text:style-name="P7"><text:span text:style-name="Emphasis"><text:span text:style-name="T16"/></text:span></text:p>
      <text:p text:style-name="P4"><text:span text:style-name="Emphasis"><text:span text:style-name="T16"/></text:span></text:p>
      <text:p text:style-name="P4"><text:span text:style-name="Emphasis"><text:span text:style-name="T16"/></text:span></text:p>
      <text:p text:style-name="P4"><text:span text:style-name="Emphasis"><text:span text:style-name="T16"/></text:span></text:p>
      <text:p text:style-name="P4"><text:span text:style-name="Emphasis"><text:span text:style-name="T1"/></text:span></text:p>
      <text:p text:style-name="P4"><text:span text:style-name="Emphasis"><text:span text:style-name="T1"><text:s/>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13:26:26.979252688</meta:creation-date>
    <dc:date>2021-12-16T14:34:10.860153586</dc:date>
    <meta:editing-duration>P1DT23H26M1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241" meta:character-count="2181" meta:non-whitespace-character-count="1890"/>
  </office:meta>
</office:document-meta>
</file>